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text-underline-style="solid" style:text-underline-width="auto" style:text-underline-color="font-color" fo:font-weight="bold" officeooo:rsid="001a58ca" officeooo:paragraph-rsid="001a58ca" style:font-weight-asian="bold" style:font-weight-complex="bold"/>
    </style:style>
    <style:style style:name="P2" style:family="paragraph" style:parent-style-name="Standard" style:list-style-name="L1">
      <style:paragraph-properties fo:line-height="150%"/>
      <style:text-properties style:font-name="Arial" style:text-underline-style="none" fo:font-weight="normal" officeooo:rsid="001a58ca" officeooo:paragraph-rsid="001a58ca" style:font-weight-asian="normal" style:font-weight-complex="normal"/>
    </style:style>
    <style:style style:name="P3" style:family="paragraph" style:parent-style-name="Standard" style:list-style-name="L1">
      <style:paragraph-properties fo:line-height="150%" fo:text-align="justify" style:justify-single-word="false"/>
      <style:text-properties style:font-name="Arial" style:text-underline-style="none" fo:font-weight="normal" officeooo:rsid="001a58ca" officeooo:paragraph-rsid="001a58ca" style:font-weight-asian="normal" style:font-weight-complex="normal"/>
    </style:style>
    <style:style style:name="P4" style:family="paragraph" style:parent-style-name="Standard" style:list-style-name="L1">
      <style:paragraph-properties fo:line-height="150%" fo:text-align="justify" style:justify-single-word="false"/>
      <style:text-properties style:font-name="Arial" style:text-underline-style="none" fo:font-weight="normal" officeooo:rsid="001a970f" officeooo:paragraph-rsid="001a970f" style:font-weight-asian="normal" style:font-weight-complex="normal"/>
    </style:style>
    <style:style style:name="P5" style:family="paragraph" style:parent-style-name="Standard" style:list-style-name="L1">
      <style:paragraph-properties fo:line-height="150%"/>
      <style:text-properties style:font-name="Arial" style:text-underline-style="none" fo:font-weight="normal" officeooo:rsid="001a970f" officeooo:paragraph-rsid="001a970f" style:font-weight-asian="normal" style:font-weight-complex="normal"/>
    </style:style>
    <style:style style:name="P6" style:family="paragraph" style:parent-style-name="Standard" style:list-style-name="L1">
      <style:paragraph-properties fo:line-height="150%" fo:text-align="justify" style:justify-single-word="false"/>
      <style:text-properties style:font-name="Arial" style:text-underline-style="none" fo:font-weight="normal" officeooo:rsid="001aa142" officeooo:paragraph-rsid="001aa142" style:font-weight-asian="normal" style:font-weight-complex="normal"/>
    </style:style>
    <style:style style:name="P7"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aa142" style:font-weight-asian="normal" style:font-weight-complex="normal"/>
    </style:style>
    <style:style style:name="P8"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bd0fd" style:font-weight-asian="normal" style:font-weight-complex="normal"/>
    </style:style>
    <style:style style:name="P9" style:family="paragraph" style:parent-style-name="Standard" style:list-style-name="L1">
      <style:paragraph-properties fo:line-height="150%"/>
      <style:text-properties style:font-name="Arial" style:text-underline-style="none" fo:font-weight="normal" officeooo:rsid="001bd0fd" officeooo:paragraph-rsid="001bd0fd" style:font-weight-asian="normal" style:font-weight-complex="normal"/>
    </style:style>
    <style:style style:name="P10" style:family="paragraph" style:parent-style-name="Standard" style:list-style-name="L1">
      <style:paragraph-properties fo:line-height="150%" fo:text-align="justify" style:justify-single-word="false"/>
      <style:text-properties style:font-name="Arial" style:text-underline-style="none" fo:font-weight="normal" officeooo:rsid="001c39cf" officeooo:paragraph-rsid="001c39cf" style:font-weight-asian="normal" style:font-weight-complex="normal"/>
    </style:style>
    <style:style style:name="P11" style:family="paragraph" style:parent-style-name="Standard" style:list-style-name="L1">
      <style:paragraph-properties fo:line-height="150%" fo:text-align="justify" style:justify-single-word="false"/>
      <style:text-properties style:font-name="Arial" style:text-underline-style="none" fo:font-weight="normal" officeooo:rsid="001cb62b" officeooo:paragraph-rsid="001cb62b" style:font-weight-asian="normal" style:font-weight-complex="normal"/>
    </style:style>
    <style:style style:name="P12" style:family="paragraph" style:parent-style-name="Standard" style:list-style-name="L1">
      <style:paragraph-properties fo:line-height="150%" fo:text-align="justify" style:justify-single-word="false"/>
      <style:text-properties style:font-name="Arial" style:text-underline-style="none" fo:font-weight="normal" officeooo:rsid="00203ff0" officeooo:paragraph-rsid="00203ff0" style:font-weight-asian="normal" style:font-weight-complex="normal"/>
    </style:style>
    <style:style style:name="P13" style:family="paragraph" style:parent-style-name="Standard" style:list-style-name="L1">
      <style:paragraph-properties fo:line-height="150%" fo:text-align="justify" style:justify-single-word="false"/>
      <style:text-properties style:font-name="Arial" style:text-underline-style="none" fo:font-weight="normal" officeooo:rsid="00214946" officeooo:paragraph-rsid="00214946" style:font-weight-asian="normal" style:font-weight-complex="normal"/>
    </style:style>
    <style:style style:name="P14" style:family="paragraph" style:parent-style-name="Standard" style:list-style-name="L1">
      <style:paragraph-properties fo:line-height="150%" fo:text-align="justify" style:justify-single-word="false"/>
      <style:text-properties style:font-name="Arial" style:text-underline-style="none" fo:font-weight="normal" officeooo:rsid="00228736" officeooo:paragraph-rsid="00228736" style:font-weight-asian="normal" style:font-weight-complex="normal"/>
    </style:style>
    <style:style style:name="P15" style:family="paragraph" style:parent-style-name="Standard" style:list-style-name="L1">
      <style:paragraph-properties fo:line-height="150%" fo:text-align="justify" style:justify-single-word="false"/>
      <style:text-properties style:font-name="Arial" style:text-underline-style="none" fo:font-weight="normal" officeooo:rsid="00241081" officeooo:paragraph-rsid="00241081" style:font-weight-asian="normal" style:font-weight-complex="normal"/>
    </style:style>
    <style:style style:name="P16" style:family="paragraph" style:parent-style-name="Standard" style:list-style-name="L1">
      <style:paragraph-properties fo:line-height="150%" fo:text-align="justify" style:justify-single-word="false"/>
      <style:text-properties style:font-name="Arial" style:text-underline-style="none" fo:font-weight="normal" officeooo:rsid="00242f13" officeooo:paragraph-rsid="00242f13" style:font-weight-asian="normal" style:font-weight-complex="normal"/>
    </style:style>
    <style:style style:name="P17"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52ff1" style:font-weight-asian="normal" style:font-weight-complex="normal"/>
    </style:style>
    <style:style style:name="P18" style:family="paragraph" style:parent-style-name="Standard" style:list-style-name="L1">
      <style:paragraph-properties fo:line-height="150%" fo:text-align="justify" style:justify-single-word="false"/>
      <style:text-properties style:font-name="Arial" style:text-underline-style="none" fo:font-weight="normal" officeooo:rsid="0026618f" officeooo:paragraph-rsid="0026618f" style:font-weight-asian="normal" style:font-weight-complex="normal"/>
    </style:style>
    <style:style style:name="P19"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cebf" style:font-weight-asian="normal" style:font-weight-complex="normal"/>
    </style:style>
    <style:style style:name="P20"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ea4b" style:font-weight-asian="normal" style:font-weight-complex="normal"/>
    </style:style>
    <style:style style:name="P21" style:family="paragraph" style:parent-style-name="Standard" style:list-style-name="L1">
      <style:paragraph-properties fo:line-height="150%" fo:text-align="justify" style:justify-single-word="false"/>
      <style:text-properties style:font-name="Arial" style:text-underline-style="none" fo:font-weight="bold" officeooo:rsid="00242f13" officeooo:paragraph-rsid="00242f13" style:font-weight-asian="bold" style:font-weight-complex="bold"/>
    </style:style>
    <style:style style:name="P22" style:family="paragraph" style:parent-style-name="Standard" style:list-style-name="L1">
      <style:paragraph-properties fo:line-height="150%" fo:text-align="justify" style:justify-single-word="false"/>
      <style:text-properties style:font-name="Arial" style:text-underline-style="none" fo:font-weight="bold" officeooo:rsid="00252ff1" officeooo:paragraph-rsid="00252ff1" style:font-weight-asian="bold" style:font-weight-complex="bold"/>
    </style:style>
    <style:style style:name="P23" style:family="paragraph" style:parent-style-name="Standard" style:list-style-name="L1">
      <style:paragraph-properties fo:line-height="150%" fo:text-align="justify" style:justify-single-word="false"/>
      <style:text-properties officeooo:rsid="001a970f" officeooo:paragraph-rsid="001a970f"/>
    </style:style>
    <style:style style:name="P24" style:family="paragraph" style:parent-style-name="Standard" style:list-style-name="L1">
      <style:paragraph-properties fo:line-height="150%" fo:text-align="justify" style:justify-single-word="false"/>
      <style:text-properties officeooo:rsid="001a970f" officeooo:paragraph-rsid="001aa142"/>
    </style:style>
    <style:style style:name="P25" style:family="paragraph" style:parent-style-name="Standard" style:list-style-name="L1">
      <style:paragraph-properties fo:line-height="150%"/>
      <style:text-properties officeooo:rsid="001a970f" officeooo:paragraph-rsid="001a970f"/>
    </style:style>
    <style:style style:name="P26" style:family="paragraph" style:parent-style-name="Standard" style:list-style-name="L1">
      <style:paragraph-properties fo:line-height="150%" fo:text-align="justify" style:justify-single-word="false"/>
      <style:text-properties officeooo:rsid="001aa142" officeooo:paragraph-rsid="001aa142"/>
    </style:style>
    <style:style style:name="P27" style:family="paragraph" style:parent-style-name="Standard" style:list-style-name="L1">
      <style:paragraph-properties fo:line-height="150%" fo:text-align="justify" style:justify-single-word="false"/>
      <style:text-properties officeooo:rsid="001bd0fd" officeooo:paragraph-rsid="001bd0fd"/>
    </style:style>
    <style:style style:name="P28" style:family="paragraph" style:parent-style-name="Standard" style:list-style-name="L1">
      <style:paragraph-properties fo:line-height="150%" fo:text-align="justify" style:justify-single-word="false"/>
      <style:text-properties fo:font-weight="normal" officeooo:rsid="001bd0fd" officeooo:paragraph-rsid="001bd0fd" style:font-weight-asian="normal" style:font-weight-complex="normal"/>
    </style:style>
    <style:style style:name="P29" style:family="paragraph" style:parent-style-name="Standard" style:list-style-name="L1">
      <style:paragraph-properties fo:line-height="150%" fo:text-align="justify" style:justify-single-word="false"/>
      <style:text-properties officeooo:rsid="001c39cf" officeooo:paragraph-rsid="001c39cf"/>
    </style:style>
    <style:style style:name="T1" style:family="text">
      <style:text-properties style:font-name="Arial" style:text-underline-style="none"/>
    </style:style>
    <style:style style:name="T2" style:family="text">
      <style:text-properties style:font-name="Arial" style:text-underline-style="none" fo:font-weight="normal" style:font-weight-asian="normal" style:font-weight-complex="normal"/>
    </style:style>
    <style:style style:name="T3" style:family="text">
      <style:text-properties style:font-name="Arial" style:text-underline-style="none" fo:font-weight="normal" officeooo:rsid="001a58ca" style:font-weight-asian="normal" style:font-weight-complex="normal"/>
    </style:style>
    <style:style style:name="T4" style:family="text">
      <style:text-properties style:font-name="Arial" style:text-underline-style="none" fo:font-weight="normal" officeooo:rsid="001aa142" style:font-weight-asian="normal" style:font-weight-complex="normal"/>
    </style:style>
    <style:style style:name="T5" style:family="text">
      <style:text-properties style:font-name="Arial" style:text-underline-style="none" fo:font-weight="normal" officeooo:rsid="001bd0fd" style:font-weight-asian="normal" style:font-weight-complex="normal"/>
    </style:style>
    <style:style style:name="T6" style:family="text">
      <style:text-properties style:font-name="Arial" style:text-underline-style="none" fo:font-weight="bold" style:font-weight-asian="bold" style:font-weight-complex="bold"/>
    </style:style>
    <style:style style:name="T7" style:family="text">
      <style:text-properties style:font-name="Arial" style:text-underline-style="none" fo:font-weight="bold" officeooo:rsid="001bd0f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27cebf" style:font-weight-asian="bold" style:font-weight-complex="bold"/>
    </style:style>
    <style:style style:name="T10" style:family="text">
      <style:text-properties fo:font-weight="bold" officeooo:rsid="0027ea4b" style:font-weight-asian="bold" style:font-weight-complex="bold"/>
    </style:style>
    <style:style style:name="T11" style:family="text">
      <style:text-properties officeooo:rsid="0021465a"/>
    </style:style>
    <style:style style:name="T12" style:family="text">
      <style:text-properties fo:font-weight="normal" style:font-weight-asian="normal" style:font-weight-complex="normal"/>
    </style:style>
    <style:style style:name="T13" style:family="text">
      <style:text-properties fo:font-weight="normal" officeooo:rsid="0024cd0e" style:font-weight-asian="normal" style:font-weight-complex="normal"/>
    </style:style>
    <style:style style:name="T14" style:family="text">
      <style:text-properties fo:font-weight="normal" officeooo:rsid="00252ff1" style:font-weight-asian="normal" style:font-weight-complex="normal"/>
    </style:style>
    <style:style style:name="T15" style:family="text">
      <style:text-properties officeooo:rsid="00242f13"/>
    </style:style>
    <style:style style:name="T16" style:family="text">
      <style:text-properties officeooo:rsid="0026618f"/>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officeooo:rsid="0027cebf"/>
    </style:style>
    <style:style style:name="T21" style:family="text">
      <style:text-properties officeooo:rsid="0027ea4b"/>
    </style:style>
    <text:list-style style:name="L1">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OS SISTEMAS ERP/CRM</text:p>
      <text:p text:style-name="P1"/>
      <text:list xml:id="list1441248688" text:style-name="L1">
        <text:list-item>
          <text:p text:style-name="P2">Introducción a la gestión empresarial.</text:p>
          <text:p text:style-name="P2"/>
          <text:p text:style-name="P23"><text:span text:style-name="T3">U</text:span><text:span text:style-name="T2">na empresa o negocio existe siempre y cuando se obtenga beneficios, ya que gracias a ellos adquiere capacidad para crecer y desarrollarse. Así mismo una empresa tiene que gestionar perfectamente sus recursos para poder ser competitiva ante empresas que realizan idénticos productos. Sin embargo se tien</text:span><text:span text:style-name="T5">e</text:span><text:span text:style-name="T2"> que diferenciar entre empresa privada y empresa pública porque, aunque ambas tienen que administrar recursos de forma eficiente, las empresas del sector público tienen como principal objetivo ofrecer un servicio antes que obtener beneficios.</text:span></text:p>
          <text:p text:style-name="P4"/>
          <text:p text:style-name="P24"><text:span text:style-name="T2">Uno de los principales objetivos de la actividad de la empresa es el cliente; identificar sus necesidades y </text:span><text:span text:style-name="T4">averiguar cómo </text:span><text:span text:style-name="T2">satisfacerlas. Gracias a la innovación e investigación de las nuevas tecnologías aplicadas al sector de la informática </text:span><text:span text:style-name="T4">de gestión, se pueden identificar los posibles clientes o consumidores, que en realidad son la base para obtener beneficios en nuestra empresa.</text:span></text:p>
          <text:p text:style-name="P6"/>
          <text:list>
            <text:list-item>
              <text:p text:style-name="P2">Evolución de la informática de gestión empresarial.</text:p>
              <text:p text:style-name="P2"/>
              <text:p text:style-name="P6">Un sistema informático está formado por todos los recursos necesarios para facilitar un tratamiento automático de la información, y que, además, permitan la comunicación de la misma. Una posible clasificación según su evolución a lo largo del tiempo puede ser:</text:p>
              <text:p text:style-name="P26"><text:span text:style-name="T2">- </text:span><text:span text:style-name="T6">Sistema de procedimiento de transacciones: </text:span><text:span text:style-name="T2">Gestiona la información, es decir, almacena, modifica y recupera la información referente a las transacciones producidas en una empresa.</text:span></text:p>
              <text:p text:style-name="P26"><text:span text:style-name="T2">- </text:span><text:span text:style-name="T6">Sistemas de automatización de oficinas:</text:span><text:span text:style-name="T2"> Aplicaciones destinadas a ayudar en el trabajo diario del administrativo de una empresa u organización. Este software está formado por procesadores de textos, hojas de cálculo, editores de presentaciones, gestores de correo electrónico, etc.</text:span></text:p>
              <text:p text:style-name="P26"><text:span text:style-name="T2">- </text:span><text:span text:style-name="T6">Sistemas de planificación de recursos: </text:span><text:span text:style-name="T2">Integran la información y los procesos de una organización en un solo sistema. Estos sistemas son llamados también ERP (Enterprise Resourcing Planning), y son sistemas compuestos por </text:span><text:soft-page-break/><text:span text:style-name="T2">diferentes </text:span><text:span text:style-name="T5">partes integradas en una única aplicación como son, producción, ventas, compras, logística, contabilidad, gestión de proyectos, inventarios y control de almacenes, pedidos, nóminas, etc.</text:span></text:p>
              <text:p text:style-name="P26"><text:span text:style-name="T5">- </text:span><text:span text:style-name="T7">Sistema experto: </text:span><text:span text:style-name="T5">Es una aplicación informática capaz de solucionar un conjunto de problemas que exigen un gran conocimiento sobre un determinado tema. Imitan las actividades de un humano para resolver problemas de distinta índole emulando el comportamiento de un experto en un dominio concreto. Se puede considerar como una rama de de la inteligencia artificial.</text:span></text:p>
              <text:p text:style-name="P7"/>
            </text:list-item>
            <text:list-item>
              <text:p text:style-name="P2">Organización de una empresa y sus relaciones externas.</text:p>
              <text:p text:style-name="P2"/>
              <text:p text:style-name="P8">Una empresa necesita relacionarse estrechamente con su entorno empresarial si quiere desarrollar con éxito su actividad y ejecutar de forma exitosa sus proyectos. Entre las diferentes clasificaciones de los entornos que afectan a la empresa una posible clasificación sería:</text:p>
              <text:p text:style-name="P27"><text:span text:style-name="T2">- </text:span><text:span text:style-name="T6">Entorno próximo:</text:span><text:span text:style-name="T2"> como son los factores de producción y distribución, es decir mano de obra, entidades financieras, proveedores, así como organismos oficiales que tengan que ver con su actividad económica.</text:span></text:p>
              <text:p text:style-name="P28"><text:span text:style-name="T1">-</text:span><text:span text:style-name="T6"> Entorno general:</text:span><text:span text:style-name="T1"> que es el que tiene efectos directos e indirectos en la gestión general de la empresa.</text:span></text:p>
              <text:p text:style-name="P8"/>
              <text:p text:style-name="P8">Es por ello que la empresa necesita disponer de un sistema que proporciona rápida y eficientemente, toda la información del entorno que le rodea. La mayoría de las veces dispones de varias aplicaciones para trabajar con esta información, con la ineficacia y repetición de datos que esto comporta. Por ello una opción adecuada puede ser instalar un sistema de gestión de información, también llamados sistemas de planificación de recursos empresariales (ERP).</text:p>
              <text:p text:style-name="P9"/>
            </text:list-item>
          </text:list>
        </text:list-item>
        <text:list-item>
          <text:p text:style-name="P2">Sistemas ERP.</text:p>
          <text:p text:style-name="P2"/>
          <text:p text:style-name="P29"><text:span text:style-name="T2">Los sistemas de planificación de recursos empresariales (en inglés ERP, acrónimo de Enterprise Resource Planning) son sistemas de gestión de información que integran y automatizan muchas de las prácticas de negocio asociadas con los </text:span><text:soft-page-break/><text:span text:style-name="T2">aspectos operativos o productivos de una empresa, eliminando complejas conexiones entre sistemas de distintos proveedores.</text:span></text:p>
          <text:p text:style-name="P10"/>
          <text:p text:style-name="P11">Este tipo de sistemas suele estar formado por una arquitectura modular, donde cada módulo gestiona las funciones de un área empresarial diferente, como pueden ser: nóminas, finanzas, gestión de proyectos, sistemas de gestión geográfica, contabilidad, logística, stock, pedidos. Estas áreas de la empresa realizan funciones diferentes, pero se interrelacionan entre sí compartiendo información.</text:p>
          <text:p text:style-name="P11"/>
          <text:p text:style-name="P11">Gracias al alto grado de adaptabilidad de este tipo de sistemas, una empresa puede configurar su ERP para que se adapte a sus procesos de negocio. La personalización de este tipo de sistemas, junto con su modularidad y capacidad de integración de procesos, permite una gestión completa de las operaciones empresariales.</text:p>
          <text:p text:style-name="P11"/>
          <text:list>
            <text:list-item>
              <text:p text:style-name="P3">Tipos de licencia.</text:p>
              <text:p text:style-name="P3"/>
              <text:p text:style-name="P12">Antes de estudiar los ERP más importantes que existen en el mercado, analizaremos el concepto de licencia software. Como veremos más adelante, la elección del tipo de licencia (la cual lleva implícita una filosofía de trabajo), nos hará decantarnos por uno u otro tipo de producto.</text:p>
              <text:p text:style-name="P12">La licencia de software es un contrato entre el propietario y el usuario de una aplicación, para utilizar el software cumpliendo los términos y condiciones establecidas dentro de sus clausulas.</text:p>
              <text:p text:style-name="P12">Entre los tipos de licencias de software que nos podemos encontrar destacan los siguientes:</text:p>
              <text:p text:style-name="P12"/>
              <text:p text:style-name="P12">- <text:span text:style-name="T8">Software bajo licencia GPL.</text:span> Creada por la FSF, promotora del proyecto GNU. Permite la redistribución y modificación de las aplicaciones bajo los términos de la misma licencia, no pudiendo utilizarse otras como por ejemplo, las privativas. Esta es la licencia utilizada por la solución OpenERP, que además utiliza otra licencia en términos similares para aplicaciones en red.</text:p>
              <text:p text:style-name="P12"><text:soft-page-break/>- <text:span text:style-name="T8">Software bajo licencia BSD.</text:span> Creada por la universidad de Berkeley (EEUU). La única exigencia es dar crédito a los autores. Permite la libre redistribución y modificación, pero es tan permisiva que permite la redistribución como software no libre.</text:p>
              <text:p text:style-name="P12">- <text:span text:style-name="T8">Software bajo licencia MPL.</text:span> Creada por la empresa Netscape Communications para su navegador Netscape. Permite copia, modificación y distribución limitada, es decir, los desarrolladores pueden liberar el código manteniendo el control sobre sus creaciones o modificaciones. La solución OpenBravo ERP utiliza los términos de esta licencia para crear su OBPL, que es una adaptación de la licencia MPL, bajo la que se rige el núcleo de su aplicación.</text:p>
              <text:p text:style-name="P12">- <text:span text:style-name="T8">Software semilibre.</text:span> Software no libre que incluye autorización de uso, copia, distribución y modificación sin propósitos lucrativos, pero que tiene ciertas restricciones en el uso que hacen que no se considere software libre.</text:p>
              <text:p text:style-name="P12">-<text:span text:style-name="T8"> Software privativo. </text:span>Software no libre cuyo uso, redistribución o modificación están prohibidos, si no es con autorización. Este <text:span text:style-name="T11">tipo de licencia es utilizado por OpenBravo ERP en sus módulos comerciales, bajo la denominada licencia OBCL. El tipo de licencia privativo también es utilizado por SAP, que es a la vez el nombre de un ERP y de la empresa que lo creó.</text:span></text:p>
              <text:p text:style-name="P12"/>
            </text:list-item>
            <text:list-item>
              <text:p text:style-name="P3">Revisión de ERP actuales.</text:p>
              <text:p text:style-name="P3"/>
              <text:p text:style-name="P13">Los antecedentes de los sistemas ERP se remontan a la Segunda Guerra Mundial, cuando el gobierno de Estado Unidos intentaba controlar la logística bélica con programas especializados. Así surgieron los primeros sistemas para la planificación de requerimiento de materiales (Material Requeriments Planning Systems o MRP Systems).</text:p>
              <text:p text:style-name="P13"/>
              <text:p text:style-name="P13">Al final de los años 50 las compañías de Estados Unidos se dieron cuenta que estos sistemas MRP les permitían llevar un control de actividades como: facturación y pago, administración de nóminas y control de inventario, pero los ordenadores que utilizaban eran aún muy primitivos. Aún así durante los años 60 y 70, los sistemas MRP evolucionaron ayudando a reducir costes en lo referente al control de inventario.</text:p>
              <text:p text:style-name="P14"><text:soft-page-break/>Fue ya en los años 80 cuando estos sistemas pasaron a llamarse MRP II o planificación de los recursos de manufactura (Manufacturing Resource Planning) y su gestión iba más allá del control de disponibilidad de materiales.</text:p>
              <text:p text:style-name="P14">Así, a principios d ellos años 90, MRP-II evolucionó y abarcó áreas como Recursos Humanos, Finanzas, Ingeniería, Gestión de Proyectos, etc., y fue esta ampliación lo que dio lugar al sistema ERP.</text:p>
              <text:p text:style-name="P14"/>
              <text:p text:style-name="P14">Actualmente, el mercado de los ERP está dominado por productos como SAP, Oracle y Microsoft, entre los que se reparten el mercado global. En España cabe destacar los ERP de Navision y Axapta entre otro, ya consolidados en nuestro país y desarrollados y diseñados en Dinamarca para un tejido empresarial muy similar al nuestro.</text:p>
              <text:p text:style-name="P14"/>
              <text:p text:style-name="P14">La mayoría de los proveedores optan por Windows como plataforma para desarrollar sus sistemas ERP, sin embargo, Linux se está potenciando cada vez más, principalmente en las grandes empresas que son las que tienen un capital suficiente como para permitirse el probar en diferentes plataformas.</text:p>
              <text:p text:style-name="P14"/>
              <text:p text:style-name="P14">En este sentido, se puede hacer una primera clasificación de los sistemas ERP actuales, entre los que requieren un pago de una licencia para poder ser utilizados, es decir, propietarios como pueden ser los productos de SAP, Microsoft o Solmicro entre otros, y los de software libre u Opensource como son Openbravo, OpenERP, Odoo, Openxpertya, TinyERP o Abang entre otros.</text:p>
              <text:p text:style-name="P14"/>
              <text:p text:style-name="P15">Actualmente existe una nueva tendencia de sistemas ERP denominada <text:span text:style-name="T8">SaaS</text:span> o <text:span text:style-name="T8">software como servicio</text:span>. Esta modalidad es compatible tanto con los ERP propietarios como con los ERP Opensource. El SaaS consiste en proporcionar a los clientes el acceso al software adquirido a través de la red.</text:p>
              <text:p text:style-name="P15"/>
            </text:list-item>
            <text:list-item>
              <text:p text:style-name="P3">Características.</text:p>
              <text:p text:style-name="P3"/>
              <text:p text:style-name="P15">Existen tres características principales que distinguen a un sistema de gestión empresarial:</text:p>
              <text:p text:style-name="P15"><text:soft-page-break/>- <text:span text:style-name="T8">Integración:</text:span> un sistema ERP integra todos lo procesos de la empresa, de tal forma que las considera como una serie de áreas que se relacionan entre sí, para conseguir una mayor eficacia reduciendo tiempo y costes.</text:p>
              <text:p text:style-name="P15">En un sistema ERP los datos se ingresan una sola vez, formando una base de datos centralizada y facilitando el flujo de información entre los diferentes módulos.</text:p>
              <text:p text:style-name="P15">- <text:span text:style-name="T8">Modularidad:</text:span> cada módulo <text:span text:style-name="T15">del</text:span> <text:span text:style-name="T15">sistema</text:span> ERP se corresponde con un área funcional de la empresa. Gracias a una base de datos centralizada, estos módulos comparten información entre sí, facilitando la adaptabilidad, personalización e integración. Es habitual que cada módulo utilice un software específico para su funcionalidad.</text:p>
              <text:p text:style-name="P15">-<text:span text:style-name="T8"> Adaptabilidad:</text:span> aunque las dos características anteriores; integración y modularidad facilitan la adaptabilidad a las necesidades de cada empresa, algunas veces para abaratar costes se utiliza una solución más genérica y se modifican algunos de los procesos para alinearlos al sistema ERP.</text:p>
              <text:p text:style-name="P15"/>
              <text:p text:style-name="P15">Como ya hemos mencionado, gracias a la modularidad y capacidad de integración de las funcionalidades de un sistema ERP, es fácilmente adaptable a las necesidades de cada empresa, <text:span text:style-name="T15">permitiendo una total configuración.</text:span></text:p>
              <text:p text:style-name="P15"/>
            </text:list-item>
            <text:list-item>
              <text:p text:style-name="P3">Requisitos de un sistema ERP.</text:p>
              <text:p text:style-name="P3"/>
              <text:p text:style-name="P16">Para la implantación con éxito de un sistema ERP se deben cumplir dos requisitos sin los cuales sería muy complicado asegurar su adecuada puesta en funcionamiento, e incluso la rentabilidad de proyecto:</text:p>
              <text:p text:style-name="P16">- <text:span text:style-name="T8">Análisis previo</text:span> definiendo los objetivos que se quieren conseguir, así como los recursos necesarios, coste total, necesidades de la organización; es decir, su alcance funcional, definiendo qué áreas de la empresa sufrirán la implantación y qué calendario de fechas seguirán.</text:p>
              <text:p text:style-name="P16">- <text:span text:style-name="T8">Proyecto propio de implantación</text:span> en el que se incluyan: desarrollos de software necesario, configuraciones, así como la formación necesaria de los empleados, entre los aspectos más importantes.</text:p>
              <text:p text:style-name="P16"/>
              <text:p text:style-name="P16"><text:soft-page-break/>Sin embargo, aparte de estos dos requisitos importantes, para asegurar el éxito total, será necesario un seguimiento y control estricto de todos los objetivos que inicialmente se habían definido, prestando especial atención a los elementos críticos para la rentabilidad del proyecto.</text:p>
              <text:p text:style-name="P16"/>
            </text:list-item>
            <text:list-item>
              <text:p text:style-name="P3">Ventajas e inconvenientes.</text:p>
              <text:p text:style-name="P3"/>
              <text:p text:style-name="P16">Frente al enfoque del desarrollo de aplicaciones a medida, una aplicación ERP es un programa estándar que contiene las funciones más habituales en todo tipo de empresas, y que permite ciertos niveles de configuración.</text:p>
              <text:p text:style-name="P16">Pero esta características tienen una serie de ventaja e inconvenientes:</text:p>
              <text:p text:style-name="P16"/>
              <text:p text:style-name="P21">Ventajas del uso de los ERP:</text:p>
              <text:p text:style-name="P21"><text:span text:style-name="T12">- Permiten resolver problemas derivados del tratamiento de la información con los sistemas anteriores.</text:span></text:p>
              <text:p text:style-name="P21"><text:span text:style-name="T12">- Aumentan la eficiencia corporativa.</text:span></text:p>
              <text:p text:style-name="P21"><text:span text:style-name="T12">- </text:span><text:span text:style-name="T13">Mejoran las relaciones entre empresas y agentes con los que interactúan en el mercado.</text:span></text:p>
              <text:p text:style-name="P21"><text:span text:style-name="T13">- Facilitan el acceso de la información.</text:span></text:p>
              <text:p text:style-name="P21"><text:span text:style-name="T13">- </text:span><text:span text:style-name="T14">Permiten la reducción de costes empresariales, especialmente los relacionados con las operaciones de las tecnologías de información y comunicación en la empresa.</text:span></text:p>
              <text:p text:style-name="P21"><text:span text:style-name="T14">- ¨Permiten mayor facilidad e la configuración de los sistemas de la empresa.</text:span></text:p>
              <text:p text:style-name="P21"><text:span text:style-name="T14">- Mejoran el entrono de integración de todas sus acciones.</text:span></text:p>
              <text:p text:style-name="P21"><text:span text:style-name="T14">- Constituyen una mejora en las herramientas para el tratamiento de la información.</text:span></text:p>
              <text:p text:style-name="P21"><text:span text:style-name="T14"/></text:p>
              <text:p text:style-name="P22">Inconvenientes:</text:p>
              <text:p text:style-name="P17">- Se requieren recursos para la adquisición en implantación de un sistema ERP, como la consultoría previa y los costes de adaptación de las funcionalidades a medida. También existen los costes de actualizaciones y mantenimiento del sistema, una vez puesto en marcha.</text:p>
              <text:p text:style-name="P17"><text:soft-page-break/>- Requieren una nueva manera de hacer negocios, de trabajar y organizarse dentro de la empresa, por lo que es necesario estar preparados para afrontar positivamente estos cambios.</text:p>
              <text:p text:style-name="P17"/>
            </text:list-item>
          </text:list>
        </text:list-item>
        <text:list-item>
          <text:p text:style-name="P3">Manejo de las relaciones con los clientes.</text:p>
          <text:p text:style-name="P3"/>
          <text:p text:style-name="P17">Después de 1990 el resurgimiento de Internet, el e-commerce y la tecnología Web llevan a las compañías a cambiar su enfoque estratégico, en un principio orientado al producto, a enfocarlo al cliente para garantizar entre otras cosas su lealtad. Por otra parte los clientes se vuelven más exigentes y para satisfacerles se debe de conocer sus necesidades <text:span text:style-name="T16">antes de venderle un producto o servicio. Las herramientas tecnológicas que hacen posible realizar este proceso manejando grandes cantidades de información se denominan Customer Relationship Management, más conocidas como CRM.</text:span></text:p>
          <text:p text:style-name="P17"/>
          <text:p text:style-name="P18">Actualmente la industria del software para el Manejo de las Relaciones con el Cliente (CRM) está viva y creciendo con una buena penetración en el mercado. Sin embargo ,mientras que sistemas abiertos CRM de código libre han sido muy lentos en conseguir credibilidad, los sistemas CRM llamados <text:span text:style-name="T17">bajo demanda</text:span> o <text:span text:style-name="T17">software en línea</text:span><text:span text:style-name="T18">, han prosperado, y es que Internet es una herramienta esencial para potenciar la aplicación de los sistemas de gestión de clientes, incidiendo en los siguientes aspectos:</text:span></text:p>
          <text:p text:style-name="P18"><text:span text:style-name="T18">- Disminuye los costes de interacción con los clientes.</text:span></text:p>
          <text:p text:style-name="P18"><text:span text:style-name="T18">- Promueve cierta bidireccionalidad en la comunicación.</text:span></text:p>
          <text:p text:style-name="P18"><text:span text:style-name="T18">- Consigue mayor eficacia y eficiencia de las acciones de comunicación.</text:span></text:p>
          <text:p text:style-name="P18"><text:span text:style-name="T18"/></text:p>
          <text:p text:style-name="P18"><text:span text:style-name="T18">En definitiva, los sistemas de información globales hacia clientes o CRM se originan como consecuencia de una aplicación específica de ERP. Están enfocados a mantener, crear y potenciar las relaciones con los clientes de una empresa, apoyando así las políticas de marketing de una empresa.</text:span><text:span text:style-name="T19"> Los sistemas CRM pueden encontrarse como aplicaciones separadas o bien consitutir un módulo más del sistema ERP</text:span><text:span text:style-name="T18">.</text:span></text:p>
          <text:p text:style-name="P18"/>
          <text:list>
            <text:list-item>
              <text:p text:style-name="P3">Revisión de CRM actuales.</text:p>
              <text:p text:style-name="P18"><text:soft-page-break/>En la actualidad los sistemas globales de CRM se pueden dividir en:</text:p>
              <text:p text:style-name="P18">- <text:span text:style-name="T8">Aplicaciones electrónicas para los canales de distribución de la empresa:</text:span> proporcionando <text:s/>los canales de distribución las herramientas tecnológicas para mejorar y coordinar sus relaciones con los clientes.</text:p>
              <text:p text:style-name="P18">- <text:span text:style-name="T8">Centros de atención telefónica</text:span> (call centres)<text:span text:style-name="T8">: </text:span>facilitan ayuda telefónica para resolver problemas y dudas a los clientes.</text:p>
              <text:p text:style-name="P18">- <text:span text:style-name="T8">Autoservicio hacia los clientes:</text:span> proporciona una gestión directa de sus propios requerimientos.</text:p>
              <text:p text:style-name="P18">- <text:span text:style-name="T9">Gestión electrónica de las actividades que afectan a clientes y ventas:</text:span><text:span text:style-name="T20"> Proporciona información para conocer mejor las necesidades del cliente.</text:span></text:p>
              <text:p text:style-name="P18"/>
            </text:list-item>
            <text:list-item>
              <text:p text:style-name="P3">Características.</text:p>
              <text:p text:style-name="P3"/>
              <text:p text:style-name="P19">Como ya se ha comentado antes, las aplicaciones CRM tienen como cometido gestionar las diferentes formas en que la empresa trata con sus actuales y potenciales clientes. Entre ss principales características se pueden destacar: el facilitar tomar decisiones en tiempo real, incrementando la rentabilidad del cliente gracias a que obtienen una información muy útil a partir de datos complejos, es decir, pueden identificar fácilmente a los clientes que compran o que no están interesados y actuar en consecuencia.</text:p>
              <text:p text:style-name="P19"/>
              <text:p text:style-name="P19">Es muy importante que todos los sistemas estén integrados y que las bases de datos de los clientes estén unificadas. Gracias a esto, el sistema CRM podrá obtener información de diferentes áreas como la comercial, marketing, operaciones y administración de ventas, generando diferentes informes sobre su actividad.</text:p>
              <text:p text:style-name="P19"/>
              <text:p text:style-name="P19">En definitiva, los sistemas CRM fomentan las relaciones a largo plazo con los clientes, creando una nueva manera de vender que se traduce en aprovechar cualquier oportunidad para conquistar a los clientes. Además, facilitan la toma de decisiones referentes a inversiones, reduciendo la longitud de los ciclos de venta y, por último, permiten que el mismo usuario pueda hacer adaptaciones sin tener la necesidad de cambiar el código fuente.</text:p>
              <text:p text:style-name="P19"/>
            </text:list-item>
            <text:list-item>
              <text:p text:style-name="P3"><text:soft-page-break/>Ventajas e inconvenientes.</text:p>
              <text:p text:style-name="P3"/>
              <text:p text:style-name="P19">Entre las ventajas que pretenden alcanzar las aplicaciones de los CRM destacan:</text:p>
              <text:p text:style-name="P19"/>
              <text:p text:style-name="P19">- Reducir costes y mejorar ofertas.</text:p>
              <text:p text:style-name="P19">- Identificar los clientes potenciales que mayor beneficio generen para la empresa.</text:p>
              <text:p text:style-name="P19">- Mejorar la información del cliente.</text:p>
              <text:p text:style-name="P19">- Mejorar el servicio al cliente.</text:p>
              <text:p text:style-name="P19">- Personalizar y optimizar los procesos.</text:p>
              <text:p text:style-name="P19">- Aumentar la cuota de gasto de los clientes.</text:p>
              <text:p text:style-name="P19">- Localizar nuevas oportunidades de negocio.</text:p>
              <text:p text:style-name="P19">- Aumentar las tasas de retención de clientes.</text:p>
              <text:p text:style-name="P19">- Incremento de ventas.</text:p>
              <text:p text:style-name="P19"/>
              <text:p text:style-name="P19">Sin embargo, es muy importante destacar que para alcanzar el éxito en este tipo de proyectos se han de tener en cuenta la adaptación de los siguientes conceptos estratégicos en una empresa y el considerable esfuerzo que esto supone:</text:p>
              <text:p text:style-name="P19"/>
              <text:p text:style-name="P19">- <text:span text:style-name="T10">Estrategia: </text:span><text:span text:style-name="T21">debe estar en consonancia con las necesidades tácticas y operativas de la empresa, así como con su estrategia corporativa.</text:span></text:p>
              <text:p text:style-name="P20">- <text:span text:style-name="T10">Personas: </text:span><text:span text:style-name="T21">La formación del personal, así como la comunicación interna es imprescindible. La organización o la empresa debe de enfocarse al cliente, de manera que no basta con la implantación tecnológica del sistema, sino que debe existir un esfuerzo por el correcto uso de ella.</text:span></text:p>
              <text:p text:style-name="P20"><text:span text:style-name="T21">- </text:span><text:span text:style-name="T10">Procesos:</text:span><text:span text:style-name="T21"> Se requiere un esfuerzo para la nueva definición de los procesos de negocio y mejorar las relaciones con los clientes.</text:span></text:p>
              <text:p text:style-name="P20"><text:span text:style-name="T21">- </text:span><text:span text:style-name="T10">Tecnología:</text:span><text:span text:style-name="T21"> La solución tecnológica que se adopte no será siempre la misma , sino que dependerá de las necesidades de la empresa y principalmente de los recursos de los que se disponga.</text:span></text:p>
              <text:p text:style-name="P20"/>
            </text:list-item>
          </text:list>
        </text:list-item>
        <text:list-item>
          <text:p text:style-name="P3">Arquitectura de un sistema ERP.</text:p>
          <text:list>
            <text:list-item>
              <text:p text:style-name="P2"><text:soft-page-break/>Estructura funcional.</text:p>
            </text:list-item>
            <text:list-item>
              <text:p text:style-name="P2">Extensiones.</text:p>
            </text:list-item>
          </text:list>
        </text:list-item>
        <text:list-item>
          <text:p text:style-name="P2">Software compatible. Configuración.</text:p>
          <text:list>
            <text:list-item>
              <text:p text:style-name="P2">Sistemas operativos libres o propietarios.</text:p>
            </text:list-item>
            <text:list-item>
              <text:p text:style-name="P2">Sistemas Gestores de bases de datos.</text:p>
            </text:list-item>
            <text:list-item>
              <text:p text:style-name="P2">Configuración de la plataforma.</text:p>
            </text:list-item>
            <text:list-item>
              <text:p text:style-name="P2">Verificación de la instalación y configuración de los sistemas operativos y de gestión de datos.</text:p>
            </text:list-item>
          </text:list>
        </text:list-item>
        <text:list-item>
          <text:p text:style-name="P2">Elección de un sistema ERP.</text:p>
          <text:list>
            <text:list-item>
              <text:p text:style-name="P2">El software libre en el mercado de los ERP.</text:p>
            </text:list-item>
            <text:list-item>
              <text:p text:style-name="P2">ERP de software libre.</text:p>
            </text:list-item>
          </text:list>
        </text:list-item>
        <text:list-item>
          <text:p text:style-name="P2">Instalación y configuración del sistema ERP.</text:p>
          <text:list>
            <text:list-item>
              <text:p text:style-name="P2">Tipos de instalación. Monopuesto. Cliente/Servidor.</text:p>
            </text:list-item>
            <text:list-item>
              <text:p text:style-name="P2">Procesos de instalación del sistema.</text:p>
            </text:list-item>
            <text:list-item>
              <text:p text:style-name="P2">Parámetros de configuración: descripción, tipología y uso.</text:p>
            </text:list-item>
            <text:list-item>
              <text:p text:style-name="P2">Configuración del servidor y de la base de datos.</text:p>
            </text:list-item>
            <text:list-item>
              <text:p text:style-name="P2">Servicios de acceso.</text:p>
            </text:list-item>
            <text:list-item>
              <text:p text:style-name="P2">Actualización del sistema.</text:p>
            </text:list-item>
          </text:list>
        </text:list-item>
        <text:list-item>
          <text:p text:style-name="P5">Asistencia técnica remota en el sistema ERP-CRM.</text:p>
          <text:list>
            <text:list-item>
              <text:p text:style-name="P5">Instalación y configuración en servidores Ubuntu.</text:p>
            </text:list-item>
            <text:list-item>
              <text:p text:style-name="P5">Instalación y configuración en servidores Windows.</text:p>
            </text:list-item>
            <text:list-item>
              <text:p text:style-name="P5">Conexión remota por VNC inverso.</text:p>
            </text:list-item>
            <text:list-item>
              <text:p text:style-name="P5">Conexión por SSH.</text:p>
            </text:list-item>
          </text:list>
        </text:list-item>
        <text:list-item>
          <text:p text:style-name="P5">Herramientas para la programación de sistemas ERP/CRM.</text:p>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7:49:15.966000000</meta:creation-date>
    <dc:date>2018-10-03T12:34:35.622000000</dc:date>
    <meta:editing-duration>PT14M9S</meta:editing-duration>
    <meta:editing-cycles>3</meta:editing-cycles>
    <meta:generator>LibreOffice/6.1.1.2$Windows_X86_64 LibreOffice_project/5d19a1bfa650b796764388cd8b33a5af1f5baa1b</meta:generator>
    <meta:document-statistic meta:table-count="0" meta:image-count="0" meta:object-count="0" meta:page-count="11" meta:paragraph-count="121" meta:word-count="2983" meta:character-count="19404" meta:non-whitespace-character-count="16513"/>
  </office:meta>
</office:document-meta>
</file>